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Microsoft YaHei" svg:font-family="'Microsoft YaHei'" style:font-pitch="variable"/>
    <style:font-face style:name="SimSun1" svg:font-family="SimSun" style:font-pitch="variable"/>
    <style:font-face style:name="Centaur" svg:font-family="Centau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fo:line-height="100%" fo:text-align="start" style:justify-single-word="false"/>
      <style:text-properties fo:font-variant="normal" fo:text-transform="none" fo:color="#000000" style:font-name="Times New Roman" fo:font-size="14pt" fo:letter-spacing="normal" fo:font-style="normal" fo:font-weight="normal" style:font-size-asian="14pt" style:font-style-asian="normal" style:font-size-complex="14pt" style:font-style-complex="normal"/>
    </style:style>
    <style:style style:name="P3" style:family="paragraph" style:parent-style-name="Standard">
      <style:paragraph-properties fo:margin-top="0in" fo:margin-bottom="0in" fo:line-height="100%"/>
      <style:text-properties fo:color="#000000" style:text-position="0% 100%" style:font-name="Times New Roman" fo:font-size="14pt" fo:language="en" fo:country="none" fo:font-style="italic" fo:font-weight="bold" style:font-size-asian="14pt" style:font-style-asian="italic" style:font-weight-asian="bold" style:font-name-complex="Times New Roman" style:font-size-complex="14pt" style:font-style-complex="italic" style:font-weight-complex="bold"/>
    </style:style>
    <style:style style:name="P4" style:family="paragraph" style:parent-style-name="Standard">
      <style:paragraph-properties fo:margin-top="0in" fo:margin-bottom="0in" fo:line-height="100%" fo:text-align="start" style:justify-single-word="false"/>
      <style:text-properties fo:color="#000000" style:text-position="0% 100%" style:font-name="Times New Roman" fo:font-size="14pt" fo:language="en" fo:country="none" fo:font-style="normal" fo:font-weight="normal" style:font-size-asian="14pt" style:font-style-asian="normal" style:font-weight-asian="normal" style:font-name-complex="Times New Roman" style:font-size-complex="14pt" style:font-style-complex="normal" style:font-weight-complex="normal"/>
    </style:style>
    <style:style style:name="P5" style:family="paragraph" style:parent-style-name="Standard">
      <style:paragraph-properties fo:margin-top="0in" fo:margin-bottom="0in" fo:line-height="100%" fo:text-align="start" style:justify-single-word="false"/>
      <style:text-properties fo:color="#000000" style:text-position="0% 100%" style:font-name="Centaur" fo:font-size="14pt" fo:language="en" fo:country="none" fo:font-style="normal" fo:font-weight="normal" style:font-size-asian="14pt" style:font-style-asian="normal" style:font-weight-asian="normal" style:font-name-complex="Times New Roman" style:font-size-complex="14pt" style:font-style-complex="normal" style:font-weight-complex="normal"/>
    </style:style>
    <style:style style:name="P6" style:family="paragraph" style:parent-style-name="Standard">
      <style:paragraph-properties fo:margin-top="0in" fo:margin-bottom="0in" fo:line-height="100%"/>
      <style:text-properties style:font-name="Times New Roman" fo:font-size="14pt" style:font-size-asian="14pt" style:font-name-complex="Times New Roman" style:font-size-complex="14pt"/>
    </style:style>
    <style:style style:name="P7" style:family="paragraph" style:parent-style-name="Standard">
      <style:paragraph-properties fo:margin-top="0in" fo:margin-bottom="0in" fo:line-height="100%"/>
      <style:text-properties style:font-name="Times New Roman" fo:font-size="14pt" style:font-size-asian="14pt" style:font-size-complex="14pt"/>
    </style:style>
    <style:style style:name="P8" style:family="paragraph" style:parent-style-name="Standard">
      <style:paragraph-properties fo:margin-top="0in" fo:margin-bottom="0in" fo:line-height="100%" fo:text-align="start" style:justify-single-word="false"/>
      <style:text-properties style:font-name="Times New Roman" fo:font-size="14pt" fo:font-style="normal" style:font-size-asian="14pt" style:font-style-asian="normal" style:font-size-complex="14pt" style:font-style-complex="normal"/>
    </style:style>
    <style:style style:name="P9" style:family="paragraph" style:parent-style-name="Standard">
      <style:paragraph-properties fo:margin-top="0in" fo:margin-bottom="0in" fo:line-height="100%" fo:text-align="start" style:justify-single-word="false"/>
      <style:text-properties style:font-name="Times New Roman" fo:font-size="14pt" fo:font-style="italic" style:font-size-asian="14pt" style:font-style-asian="italic" style:font-size-complex="14pt" style:font-style-complex="italic"/>
    </style:style>
    <style:style style:name="P10" style:family="paragraph" style:parent-style-name="Standard">
      <style:paragraph-properties fo:margin-top="0in" fo:margin-bottom="0in" fo:line-height="100%" fo:text-align="start" style:justify-single-word="false"/>
    </style:style>
    <style:style style:name="P11" style:family="paragraph" style:parent-style-name="Standard">
      <style:paragraph-properties fo:margin-top="0in" fo:margin-bottom="0in" fo:line-height="100%" fo:text-align="start" style:justify-single-word="false"/>
      <style:text-properties fo:font-size="14pt" style:font-size-asian="14pt" style:font-size-complex="14pt"/>
    </style:style>
    <style:style style:name="P12" style:family="paragraph" style:parent-style-name="Standard">
      <style:text-properties fo:font-size="14pt" style:font-size-asian="14pt" style:font-size-complex="14pt"/>
    </style:style>
    <style:style style:name="P13" style:family="paragraph" style:parent-style-name="Standard" style:master-page-name="Standard">
      <style:paragraph-properties fo:margin-top="0in" fo:margin-bottom="0in" fo:line-height="100%" style:page-number="auto"/>
      <style:text-properties style:font-name="Times New Roman" fo:font-size="14pt" style:font-size-asian="14pt" style:font-size-complex="14pt"/>
    </style:style>
    <style:style style:name="T1" style:family="text">
      <style:text-properties fo:font-style="italic" style:font-style-asian="italic" style:font-name-complex="Times New Roman" style:font-style-complex="italic"/>
    </style:style>
    <style:style style:name="T2" style:family="text">
      <style:text-properties fo:font-style="italic" style:font-style-asian="italic" style:font-style-complex="italic"/>
    </style:style>
    <style:style style:name="T3" style:family="text">
      <style:text-properties style:font-name-complex="Times New Roman"/>
    </style:style>
    <style:style style:name="T4" style:family="text">
      <style:text-properties fo:color="#000000" style:text-position="0% 100%" fo:language="en" fo:country="none" style:font-name-complex="Times New Roman"/>
    </style:style>
    <style:style style:name="T5" style:family="text">
      <style:text-properties fo:color="#000000" style:text-position="0% 100%" fo:language="en" fo:country="none" fo:font-weight="normal" style:font-weight-asian="normal" style:font-name-complex="Times New Roman" style:font-weight-complex="normal"/>
    </style:style>
    <style:style style:name="T6" style:family="text">
      <style:text-properties fo:color="#000000" style:text-position="0% 100%" fo:language="en" fo:country="none" fo:font-style="italic" fo:font-weight="normal" style:font-style-asian="italic" style:font-weight-asian="normal" style:font-name-complex="Times New Roman" style:font-style-complex="italic" style:font-weight-complex="normal"/>
    </style:style>
    <style:style style:name="T7" style:family="text">
      <style:text-properties fo:font-variant="normal" fo:text-transform="none" fo:color="#000000" fo:letter-spacing="normal" fo:font-style="italic" fo:font-weight="bold" style:font-style-asian="italic" style:font-style-complex="italic"/>
    </style:style>
    <style:style style:name="T8"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9" style:family="text">
      <style:text-properties fo:font-variant="normal" fo:text-transform="none" fo:color="#000000" style:font-name="Times New Roman" fo:font-size="14pt" fo:letter-spacing="normal" fo:font-style="normal" fo:font-weight="normal" style:font-size-asian="14pt" style:font-style-asian="normal" style:font-size-complex="14pt" style:font-style-complex="normal"/>
    </style:style>
    <style:style style:name="T10" style:family="text">
      <style:text-properties fo:font-variant="normal" fo:text-transform="none" fo:color="#000000" style:font-name="Centaur" fo:font-size="14pt" fo:letter-spacing="normal" fo:font-style="normal" fo:font-weight="normal" style:font-size-asian="14pt" style:font-style-asian="normal" style:font-size-complex="14pt" style:font-style-complex="normal"/>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style:font-name="Times New Roman" fo:font-style="normal" style:font-style-asian="normal" style:font-style-complex="normal"/>
    </style:style>
    <style:style style:name="T16" style:family="text">
      <style:text-properties style:font-name="Times New Roman"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New Sheep, New Commandment, New Everything<text:tab/><text:tab/></text:span><text:span text:style-name="T3">Adam McIntosh, 5/18/25</text:span></text:p>
      <text:p text:style-name="P6"/>
      <text:p text:style-name="P6">First:<text:tab/><text:tab/>Acts 11:1-18<text:tab/></text:p>
      <text:p text:style-name="P6">Psalm:<text:tab/>40:1-3, 16-17</text:p>
      <text:p text:style-name="P6">Epistle:<text:tab/>Revelation 21:1-7</text:p>
      <text:p text:style-name="P7"><text:span text:style-name="T3">Gospel: <text:tab/></text:span><text:span text:style-name="T4">John 13:31-35</text:span></text:p>
      <text:p text:style-name="P3"/>
      <text:p text:style-name="P5">And now let the words of my mouth and the meditations of our hearts be pleasing in your sight, O Lord, our rock and our redeemer. Amen. (Psalm 19:14)</text:p>
      <text:p text:style-name="P5"/>
      <text:p text:style-name="P4">Today is the fifth Sunday of Easter, and we'll be looking at our readings from John 13, Acts 11, and Revelation 21. We'll see how they relate to each other and how they fit in the context of Easter.</text:p>
      <text:p text:style-name="P4"/>
      <text:p text:style-name="P4">Our first reading was from Acts 11, where Peter recounted his vision of all foods being clean to eat. In the old covenant, the Israelites had dietary laws that they were to follow. There were certain animals that they were not supposed to eat. But those laws were never meant to be permanent, nor were they universal.<text:note text:id="ftn1" text:note-class="footnote"><text:note-citation>1</text:note-citation><text:note-body><text:p text:style-name="Footnote">Like the prohibition of the Knowledge Tree.</text:p></text:note-body></text:note> The laws were for Israelites only, not Gentiles. God-fearing Gentiles, who followed YHWH, did not have the same restrictions. For Israel, the laws had symbolic purposes. They taught them things about God, and the messiah, and themselves. When the messiah came – Jesus – those laws were not necessary anymore. All animals were OK to eat.</text:p>
      <text:p text:style-name="P4"/>
      <text:p text:style-name="P4">But as you can imagine, that would've been hard for a faithful Jew to get used to. If you lived your whole life staying away from certain foods, thinking they were “unclean,” it'd be hard to transition into seeing them as “clean.” When God gave Peter the vision, Peter initially resisted what God told him. God said, “Rise, kill, and eat.” Peter said, “Not so, Lord! Nothing common or unclean has entered my mouth.” But God corrected him. He said, “What God has cleansed you must not call common.”</text:p>
      <text:p text:style-name="P4"/>
      <text:p text:style-name="P4">And the very next thing that happened would be related to the vision. In the house of Cornelius, Peter witnessed Gentiles receiving the Holy Spirit. The Spirit fell on Gentile believers, just like it had done on Jewish believers at Pentecost. Peter knew that the vision was connected to this event, because Jews in the first century were prejudiced against Gentiles. They viewed them as “unclean” and did not want to associate with them. In their mind, unclean animals and Gentiles were in the same category. But Peter learned that if all foods were clean, then so were the Gentiles. <text:span text:style-name="T2">All people</text:span> were eligible to receive the Spirit. Peter was to tend and feed the sheep, and he had to learn that the sheep included Gentiles. </text:p>
      <text:p text:style-name="P4"><text:soft-page-break/>When Peter explained all of this to the Jews, they glorified God saying, “Then God has also granted to the Gentiles repentance to life.” This was a turning point for the Xian Jews. It was a revelation that Jews and Gentiles would be united in one covenant as one people.</text:p>
      <text:p text:style-name="P4"/>
      <text:p text:style-name="P4">Acts 11 is a place where we see <text:span text:style-name="T2">new things</text:span> happening in history. The food restrictions being eradicated was new. Jews and Gentiles in the same covenant was new. God was doing new things in light of Jesus's resurrection, in light of his victory over the grave and his ascension into heaven. </text:p>
      <text:p text:style-name="P4"/>
      <text:p text:style-name="P4">This was an exciting time in history, and we are the heirs of those changes. Those things don't seem new to us because they're common now. They're the norm. We don't have Jew-Gentile distinctions and we don't have dietary laws to follow. Thanks be to God!</text:p>
      <text:p text:style-name="P4"/>
      <text:p text:style-name="P4">The theme of “new things” continues in our other readings. We heard from John 13, which is a part of Jesus's last discourse to the apostles before he was arrested and sent to the cross. It's when Jesus instituted a new meal for the first time – communion. He <text:s/>washed the apostles' feet, which was new. And then he gave a “new” commandment.</text:p>
      <text:p text:style-name="P4"/>
      <text:p text:style-name="P4">In verse 31 of John 13, Jesus spoke of glorifying the Father, and the Father glorifying him. And I believe Jesus was referring to his death and resurrection. He was about to glorify the Father by going to the cross obediently. And in turn, the Father would glorify Jesus by raising him from the dead.</text:p>
      <text:p text:style-name="P4"/>
      <text:p text:style-name="P8"><text:span text:style-name="T5">In verse 33, Jesus said,</text:span><text:bookmark text:name="en-ESV-26652"/><text:span text:style-name="T5"> </text:span><text:span text:style-name="T13">“Little children, I shall be with you a little while longer. You will seek me, but where I am going, you cannot come.” Jesus told the apostles that he would be going away from them. If the glorification statement was about the resurrection, I believe the “going away” was about the ascension. Jesus's bodily ascension into heaven.</text:span></text:p>
      <text:p text:style-name="P8"/>
      <text:p text:style-name="P8">In the next chapter, Jesus will talk about going to his Father's house to prepare a place for them. So it seems clear enough that he was speaking of the ascension. He was preparing them for his departure, when he wouldn't be with them physically on earth. So in verse 34, he said this...</text:p>
      <text:p text:style-name="P8"><text:span text:style-name="T7"><text:tab/>34 </text:span><text:span text:style-name="T8">“A new commandment I give to you, that you love one another; as I have loved you, that you also love one another.”</text:span></text:p>
      <text:p text:style-name="P9"/>
      <text:p text:style-name="P11"><text:span text:style-name="T15">This is a very famous verse, but it's odd, because this command wasn't exactly </text:span><text:span text:style-name="T16">new</text:span><text:span text:style-name="T15">. The Bible tells us to love our neighbor all the way back in </text:span>Leviticus 19. Twice it says to “love your neighbor as yourself” (Leviticus 19:18, 34). This “new” command doesn't sound much different from that, so in what way was it new?</text:p>
      <text:p text:style-name="P11"><text:soft-page-break/>One difference is the wording itself. Leviticus 19 says “love your <text:span text:style-name="T2">neighbor.</text:span>” Jesus says, “Love <text:span text:style-name="T2">one another</text:span>.” Love yo<text:span text:style-name="T14">ur “neighbor”</text:span> is a general command that applies to all people. But <text:span text:style-name="T14">love “one another”</text:span> is more personal. It's focused on a specific group, which were the apostles and the early Xians.</text:p>
      <text:p text:style-name="P12"/>
      <text:p text:style-name="P12">This means that Jesus's commandment was not a command to show love to all people. Yes, we are to love all people (Xian or not), but that's not what Jesus was talking about in this instance. That wasn't his emphasis. He was talking about the church, the <text:span text:style-name="T2">new</text:span> family of God, which included both Jews and Gentiles. Jesus was talking about the love we show to fellow Xians, not to the general population. And that will become more clear in verse 35.</text:p>
      <text:p text:style-name="P12"/>
      <text:p text:style-name="P12">Another difference is that Jesus's command was given in a new historical context. The context was the incarnation of God as a man, who gave us the best examples of loving one another. Jesus said, “As <text:span text:style-name="T2">I</text:span> have loved you.” He was now the model of love, and that gave this command a fresh perspective. Jesus has shown us how to love by his actions.</text:p>
      <text:p text:style-name="P12"/>
      <text:p text:style-name="P12">In verse 35, Jesus said...</text:p>
      <text:p text:style-name="P9"><text:span text:style-name="T11"><text:tab/>35 </text:span><text:span text:style-name="T13">“By this all will know that you are my disciples, if you have love for one another.”</text:span></text:p>
      <text:p text:style-name="P8"/>
      <text:p text:style-name="P8">Jesus was clearly speaking about Xians in this teaching – his disciples. And if we do this, if we love one another, he says “all will know” (there's the general population), “all people will know” that we are his disciples. He didn't say, “Love your neighbor, love all people, love the non-Xian, and <text:span text:style-name="T2">by</text:span> <text:span text:style-name="T2">that</text:span> everyone will know that you are my disciples.” He said to love “one another” and “all will know.”</text:p>
      <text:p text:style-name="P8"/>
      <text:p text:style-name="P8">Now, please don't misunderstand me – we show love to non-Xians and hopefully they'll see Jesus in our actions. That happens all the time. That's largely how Xianity became so successful in the ancient world. I'm not minimizing our love for non-Xians or taking away from it. But that kind of love isn't what Jesus was talking about here. He didn't guarantee that we'll be known as his disciples for how much we love non-Xians. He said the guarantee is how we love one another. That's how we'll be known as his disciples, because the world is watching. The world is watching the church.</text:p>
      <text:p text:style-name="P8"/>
      <text:p text:style-name="P8">If you want to show the love of Christ to the world – if you want to be known as his disciples – then your top priority must be your Xian brothers and sisters. You have a genuine love for them, from the heart, that results in showing love by your actions. You love the Xians nearest you – those next to you right now and the ones in other churches that you know. You love the Xians all over the world whom you have never even met. <text:soft-page-break/>Believe it or not, you have a deeper connection with Xians you have never met, than to the non-Xian who lives next door. Your bond with other Xians is stronger and more powerful than any other bond, because we are bound together by the Holy Spirit.</text:p>
      <text:p text:style-name="P8"/>
      <text:p text:style-name="P8">Xians sometimes get self-conscious about <text:span text:style-name="T2">not doing enough</text:span> to show love to the world. Unbelievers like to criticize us for that and make us feel guilty. And if you feel that way, you should examine yourself. See if you've been neglecting opportunities to serve the general public. We can't ignore that responsibility. </text:p>
      <text:p text:style-name="P8"/>
      <text:p text:style-name="P8">But it's a matter of keeping your priorities straight. First and foremost, you should not be neglecting the people of God. Showing love to your <text:span text:style-name="T2">fellow Xians</text:span> is how the world will know we are disciples of Jesus. They have to see how we interact among ourselves. They have to see peace and harmony within these walls. And hospitality and benevolence. That's how they'll know our love is genuine. That's how they'll know our love is the Jesus-kind-of-love, not a self-glorifying-kind-of-love. A love that seeks to glorify the other.</text:p>
      <text:p text:style-name="P8"/>
      <text:p text:style-name="P8">This should make you realize just how awful it is when Xians and churches are in disunity. When they are fragmented into various, opposing denominations. When they suffer from discord, division, splits. When church leaders lack integrity and commit injustices against other Xians. Those are not the fruits of love. It is terrible when those things happen, because we are not showing the world that we are Jesus's disciples. We have to take this seriously, and the church as a whole has a long way to go.</text:p>
      <text:p text:style-name="P8"/>
      <text:p text:style-name="P8">But we can believe with confidence, that church divisions will one day cease. They will be overcome, because our God is a god of new things. W<text:span text:style-name="T5">e read from Revelation 21, which describes the </text:span><text:span text:style-name="T6">new</text:span><text:span text:style-name="T5"> heavens and </text:span><text:span text:style-name="T6">new</text:span><text:span text:style-name="T5"> earth. The lamb on the throne said, “Behold, I am making all things new.” Death shall be no more, and the church will be perfectly united in every way. And I believe the Holy Spirit is working on that as history progesses. So that even before Jesus returns there will be greater unity in the church.</text:span></text:p>
      <text:p text:style-name="P4"/>
      <text:p text:style-name="P4">Newness is the theme of our passages. Jesus gave new rituals, a new commandment, a new covenant with a new family. He established a new heaven and a new earth. He says he makes “all things” new. <text:span text:style-name="T2">All things!</text:span></text:p>
      <text:p text:style-name="P4"/>
      <text:p text:style-name="P4">That is the God that you serve. The divine Christ, who is lord over all things, and who therefore has the power to make all things new. When your relationship with God is suffering, it can be made new. When your marriage is falling apart, it can be made new. When your family life is dysfunctional, it can be made new. When you've lost love for your fellow Xians – when you've lost love for your church community – that love can be <text:soft-page-break/>made new. </text:p>
      <text:p text:style-name="P4"/>
      <text:p text:style-name="P4">Whatever the issue is in your life, it can be made new. It won't be “absolutely new,” as if it never existed before. But it will be given a new context and a fresh perspective. It will be revived. It will be resurrected, for you to model Jesus more than you had before.</text:p>
      <text:p text:style-name="P4"/>
      <text:p text:style-name="P4">Jesus is making all things new and you are to join him in that mission. Don't become complacent in your sins. Don't compromise, don't give up. Believe by faith that the God of resurrection will give you resurrection. Because Jesus is the ultimate model of love, and raising you from death to life is the most loving thing he could do.</text:p>
      <text:p text:style-name="P8"/>
      <text:p text:style-name="P10"><text:span text:style-name="T9">Prayer: </text:span><text:span text:style-name="T10">Almighty God, thank you that your Son makes all things new. Thank you for the Holy Spirit who gives us new life to serve you and to serve others. Grant that we would love one another – our fellow Xians – in the way Jesus taught us, and that the world would know we are his disciples. Amen.</text:span></text:p>
      <text:p text:style-name="P2"/>
      <text:p text:style-name="P2"><text:span text:style-name="T12">Notes</text:span>:</text:p>
      <text:p text:style-name="P2">*Glorification has happened before (12:28) and will happen again.</text:p>
      <text:p text:style-name="P2">*Little children = affection, fatherly love/care. Said 8x of disciples in NT (Brodie).</text:p>
      <text:p text:style-name="P2">*New commandments = John will speak like this himself in 1 John 2:5-8 and 4:21.</text:p>
      <text:p text:style-name="P2">*Love one another...because the world is watc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Microsoft YaHei" svg:font-family="'Microsoft YaHei'" style:font-pitch="variable"/>
    <style:font-face style:name="SimSun1" svg:font-family="SimSun" style:font-pitch="variable"/>
    <style:font-face style:name="Centaur" svg:font-family="Centau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Lucida 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3882in" fo:margin-left="0in" fo:margin-right="0in" fo:margin-top="0.3492in" style:dynamic-spacing="true"/>
      </style:footer-style>
    </style:page-layout>
    <style:page-layout style:name="Mpm2">
      <style:page-layout-properties fo:page-width="8.5in" fo:page-height="11in" style:num-format="1" style:print-orientation="portrait" fo:margin-top="0.7874in" fo:margin-bottom="1.175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03T16:25:19</meta:creation-date>
    <meta:print-date>2025-05-15T12:00:29.27</meta:print-date>
    <meta:editing-duration>P27DT3H34M46S</meta:editing-duration>
    <meta:generator>OpenOffice/4.1.3$Win32 OpenOffice.org_project/413m1$Build-9783</meta:generator>
    <dc:date>2025-05-19T13:54:43.85</dc:date>
    <meta:editing-cycles>173</meta:editing-cycles>
    <meta:document-statistic meta:table-count="0" meta:image-count="0" meta:object-count="0" meta:page-count="5" meta:paragraph-count="43" meta:word-count="2085" meta:character-count="11511"/>
  </office:meta>
</office:document-meta>
</file>